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itle" style:master-page-name="Standard">
      <style:paragraph-properties fo:text-align="center" style:justify-single-word="false" style:page-number="auto"/>
    </style:style>
    <style:style style:name="P9" style:family="paragraph" style:parent-style-name="Heading_20_1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Heading_20_2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7">
      <style:paragraph-properties fo:text-align="justify" style:justify-single-word="false"/>
    </style:style>
    <style:style style:name="P15" style:family="paragraph" style:parent-style-name="Text_20_body" style:list-style-name="L3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Text_20_body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ext_20_body" style:list-style-name="L8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Text_20_body" style:list-style-name="L7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Text_20_body" style:list-style-name="L3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0" style:family="paragraph" style:parent-style-name="Text_20_body" style:list-style-name="L4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1" style:family="paragraph" style:parent-style-name="Text_20_body" style:list-style-name="L6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2" style:family="paragraph" style:parent-style-name="Text_20_body" style:list-style-name="L3">
      <style:paragraph-properties fo:text-align="justify" style:justify-single-word="false"/>
      <style:text-properties fo:font-size="12pt" style:font-size-asian="10.5pt" style:font-size-complex="12pt"/>
    </style:style>
    <style:style style:name="P23" style:family="paragraph" style:parent-style-name="Text_20_body" style:list-style-name="L8">
      <style:paragraph-properties fo:text-align="justify" style:justify-single-word="false"/>
      <style:text-properties fo:font-size="12pt" style:font-size-asian="10.5pt" style:font-size-complex="12pt"/>
    </style:style>
    <style:style style:name="P24" style:family="paragraph" style:parent-style-name="Text_20_body" style:list-style-name="L1">
      <style:paragraph-properties fo:margin-left="1.905cm" fo:margin-right="0cm" fo:text-align="justify" style:justify-single-word="false" fo:text-indent="0cm" style:auto-text-indent="false"/>
    </style:style>
    <style:style style:name="P25" style:family="paragraph" style:parent-style-name="Text_20_body" style:list-style-name="L1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Text_20_body" style:list-style-name="L1">
      <style:paragraph-properties fo:margin-left="2.54cm" fo:margin-right="0cm" fo:text-align="justify" style:justify-single-word="false" fo:text-indent="0cm" style:auto-text-indent="false"/>
    </style:style>
    <style:style style:name="P27" style:family="paragraph" style:parent-style-name="Text_20_body" style:list-style-name="L1">
      <style:paragraph-properties fo:margin-left="1.866cm" fo:margin-right="0cm" fo:text-align="justify" style:justify-single-word="false" fo:text-indent="0cm" style:auto-text-indent="false"/>
    </style:style>
    <style:style style:name="P28" style:family="paragraph" style:parent-style-name="Text_20_body" style:list-style-name="L2">
      <style:paragraph-properties fo:margin-left="1.251cm" fo:margin-right="0cm" fo:text-align="justify" style:justify-single-word="false" fo:text-indent="-0.635cm" style:auto-text-indent="false"/>
    </style:style>
    <style:style style:name="P29" style:family="paragraph" style:parent-style-name="Text_20_body" style:list-style-name="L5">
      <style:paragraph-properties fo:margin-left="3.752cm" fo:margin-right="0cm" fo:text-align="justify" style:justify-single-word="false" fo:text-indent="-0.635cm" style:auto-text-indent="false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грузчик для платформы <text:span text:style-name="Заголовок_20_1_20_Знак">SG-17R/S</text:span></text:p>
      <text:p text:style-name="P7"><text:span text:style-name="Заголовок_20_1_20_Знак"/></text:p>
      <text:p text:style-name="P6">Руководство пользователя</text:p>
      <text:p text:style-name="P7"><text:line-break/>Версия 1.<text:span text:style-name="T3">3</text:span></text:p>
      <text:p text:style-name="P7"/>
      <text:p text:style-name="P5"/>
      <text:h text:style-name="P9" text:outline-level="1">Пользовательский и<text:bookmark-start text:name="__DdeLink__124_895054571"/>нте<text:bookmark-end text:name="__DdeLink__124_895054571"/>рфейс загрузчика </text:h>
      <text:p text:style-name="P2">Взаимодействие с меню управления загрузчиком осуществляется через консольный порт RS-232 платформы SG-17R/S.</text:p>
      <text:p text:style-name="P2">При запуске, загрузчик выдаёт через экран терминальной программы, информацию об обна­руженном оборудовании, а так же номер версии и дату сборки. Для получения доступа к меню загрузчика следует нажать <text:span text:style-name="T4">и удерживать в нажатом положении </text:span>любую клавишу в тече­ние 3-х секунд. В противном случае, начнётся загрузка операционной системы роутера. </text:p>
      <text:p text:style-name="P2">Из меню доступны следующие пункты:</text:p>
      <text:list xml:id="list35559630" text:style-name="L1">
        <text:list-item>
          <text:p text:style-name="P11"><text:bookmark-start text:name="__DdeLink__138_895054571"/>Xmodem download <text:bookmark-end text:name="__DdeLink__138_895054571"/>— позволяет загрузить прошивку с операционной системой плат­формы, или обновить загрузчик посредством протокола Xmodem через консольный порт RS-232. <text:bookmark-start text:name="__DdeLink__260_216130526"/>Описание пунктов подменю:<text:bookmark-end text:name="__DdeLink__260_216130526"/></text:p>
          <text:list>
            <text:list-item>
              <text:p text:style-name="P24"><text:bookmark-start text:name="__DdeLink__262_216130526"/>Update bootloader — обновить загрузчик.</text:p>
            </text:list-item>
            <text:list-item>
              <text:p text:style-name="P24">Update system — обновить linux.<text:bookmark-end text:name="__DdeLink__262_216130526"/></text:p>
            </text:list-item>
            <text:list-item>
              <text:p text:style-name="P24"><text:bookmark-start text:name="__DdeLink__269_216130526"/>Exit — вернуться в прердыдущее меню.<text:bookmark-end text:name="__DdeLink__269_216130526"/></text:p>
            </text:list-item>
          </text:list>
        </text:list-item>
        <text:list-item>
          <text:p text:style-name="P11">TFTP download — позволяет загрузить прошивку с операционной системой платфор­мы, или обновить загрузчик посредством протокола TFTP через порт Ethernet. Описа­ние пунктов подменю:</text:p>
          <text:list>
            <text:list-item>
              <text:p text:style-name="P25">Update bootloader — обновить загрузчик.</text:p>
            </text:list-item>
            <text:list-item>
              <text:p text:style-name="P25">Update system — обновить <text:bookmark-start text:name="__DdeLink__265_216130526"/>linux<text:bookmark-end text:name="__DdeLink__265_216130526"/>.</text:p>
            </text:list-item>
            <text:list-item>
              <text:p text:style-name="P25"><text:bookmark-start text:name="__DdeLink__306_216130526"/>Update all<text:bookmark-end text:name="__DdeLink__306_216130526"/> — последовательно обновить загрузчик и linux.</text:p>
            </text:list-item>
            <text:list-item>
              <text:p text:style-name="P25">Set parameters — установить такие параметры как:</text:p>
              <text:list>
                <text:list-item>
                  <text:p text:style-name="P26">Server IP — <text:bookmark-start text:name="__DdeLink__267_216130526"/>IP-<text:bookmark-end text:name="__DdeLink__267_216130526"/>адрес машины, на которой запущен TFTP-сервер.</text:p>
                </text:list-item>
                <text:list-item>
                  <text:p text:style-name="P26">Gateway IP — IP-адрес шлюза, если он требуется.</text:p>
                </text:list-item>
                <text:list-item>
                  <text:p text:style-name="P26">Remote bootloader name — имя файла загрузчика.</text:p>
                </text:list-item>
                <text:list-item>
                  <text:p text:style-name="P26">Remote linux name — имя прошивки linux.</text:p>
                </text:list-item>
              </text:list>
            </text:list-item>
            <text:list-item>
              <text:p text:style-name="P24">Exit — вернуться в прердыдущее меню.</text:p>
            </text:list-item>
          </text:list>
        </text:list-item>
        <text:list-item>
          <text:p text:style-name="P11">Print boot params — выводит параметры загрузки, такие как:</text:p>
          <text:list>
            <text:list-item>
              <text:p text:style-name="P24">Mac address — базовый MAC-адрес роутера</text:p>
            </text:list-item>
            <text:list-item>
              <text:p text:style-name="P24">Number of Mac addresses — количество MAC-адресов, генерируемых из ба­зового.</text:p>
            </text:list-item>
            <text:list-item>
              <text:p text:style-name="P24">IP address of this board — IP-адрес, назначенный роутеру.</text:p>
            </text:list-item>
          </text:list>
        </text:list-item>
        <text:list-item>
          <text:p text:style-name="P11"><text:soft-page-break/>Set boot params — позволяет изменить параметры загрузки, описанные выше.</text:p>
        </text:list-item>
        <text:list-item>
          <text:p text:style-name="P11">Flash operations — набор функций для работы с флешкой.</text:p>
          <text:p text:style-name="P27">5.1 Print existent bad blocks — выводит список обнаруженных бедблоков</text:p>
          <text:p text:style-name="P27">5.2 Erase flash — стирает всю флешку, исключая область с параметрами загрузки. После выполнения этой операции следует обязательно прошить загрузчик, иначе устройство не запустится после сброса.</text:p>
          <text:p text:style-name="P27">5.3 Erase flash and scan for bad blocks — аналогично предыдущему пункту, но после форматирования флешки производит проверку на бедблоки. Поскольку любая опе­рация записи автоматически проверяется на валидность, этот пункт по сути нужен лишь для того, чтобы удостовериться в отсутствии плохих секторов на флешке.</text:p>
          <text:p text:style-name="P27">5.4 Create bad blocks — опция, предназначенная исключительно для отладки, поме­чает несколько блоков как плохие. Пометки удаляются форматированием.</text:p>
          <text:p text:style-name="P27">5.5 Exit — возврат на предыдущий уровень меню.</text:p>
        </text:list-item>
        <text:list-item>
          <text:p text:style-name="P11">Reset — перезапуск платы с последующей загрузкой прошивки.</text:p>
        </text:list-item>
      </text:list>
      <text:h text:style-name="P9" text:outline-level="1">Порядок прошивки</text:h>
      <text:p text:style-name="P4">Для процедуры прошивки устройства, потребуется следующее оборудование и программы:</text:p>
      <text:list xml:id="list35564644" text:style-name="L2">
        <text:list-item>
          <text:p text:style-name="P28">Компьютер с последовательным (RS-232) портом или <text:span text:style-name="T3">USB-</text:span><text:span text:style-name="T4">портом версий 1.1 или 2.0</text:span>.</text:p>
        </text:list-item>
        <text:list-item>
          <text:p text:style-name="P28">Кабель для подключения консольного порта роутера к последовательному порту компьютера или кабель переходник для подключения консольного порта роутера к <text:span text:style-name="T3">USB </text:span><text:span text:style-name="T4">порту компьютера.</text:span></text:p>
        </text:list-item>
        <text:list-item>
          <text:p text:style-name="P12">Двоичный образ загрузчика — <text:span text:style-name="T4">файл с расширением . </text:span><text:span text:style-name="T3">img</text:span>.</text:p>
        </text:list-item>
        <text:list-item>
          <text:p text:style-name="P12">Роутер SG-17R/S, подключённый к компьютеру через консольный <text:span text:style-name="T4">порт </text:span>RS-232.</text:p>
        </text:list-item>
        <text:list-item>
          <text:p text:style-name="P12">Для прошивки через консольный порт потребуется компьютер с устанвленной на нём терминальной программой — н.п. <text:span text:style-name="T3">HyperTerminal </text:span><text:span text:style-name="T4">в </text:span><text:span text:style-name="T3">Windows </text:span><text:span text:style-name="T4">или </text:span><text:span text:style-name="T3">Minicom </text:span><text:span text:style-name="T4">в </text:span><text:span text:style-name="T3">Linux. </text:span></text:p>
        </text:list-item>
        <text:list-item>
          <text:p text:style-name="P12">Для прошивки через сеть <text:span text:style-name="T3">Ethernet </text:span>(по протоколу tftp) потребуется компьютер с запу­щенным на нём tftp-сервером — например, <text:span text:style-name="T3">tftpd32 </text:span><text:span text:style-name="T4">для </text:span><text:span text:style-name="T3">Windows </text:span><text:span text:style-name="T4">или любой аналогич­ный сервер для </text:span><text:span text:style-name="T3">Linux</text:span>.</text:p>
        </text:list-item>
      </text:list>
      <text:h text:style-name="P10" text:outline-level="2">Обновление прошивки через консольный порт</text:h>
      <text:list xml:id="list35574441" text:style-name="L3">
        <text:list-item>
          <text:p text:style-name="P15">Подключите <text:span text:style-name="T4">консольный порт роутера к последовательному порту компьютера при помощи кабеля (либо — консольный порт роутера к порту </text:span><text:span text:style-name="T3">USB </text:span><text:span text:style-name="T4">компьютера при помо­щи кабеля-переходника</text:span><text:span text:style-name="T4"><text:note text:id="ftn1" text:note-class="footnote"><text:note-citation text:label="*">*</text:note-citation><text:note-body><text:p text:style-name="Footnote">На компьютере должны быть установлены соответствующие драйверы, поддерживающие кабель-пере­ходник. По вопросам установки и настройки этих драйверов обратитесь к документации, входящей в комплект поставки кабеля-переходника.</text:p></text:note-body></text:note></text:span><text:span text:style-name="T4">). Включите компьютер.</text:span></text:p>
        </text:list-item>
        <text:list-item>
          <text:p text:style-name="P19">Настройте, в терминальной программе, режим взаимодействия через консольный порт:</text:p>
        </text:list-item>
      </text:list>
      <text:list xml:id="list35559607" text:style-name="L4">
        <text:list-item>
          <text:p text:style-name="P20">скорость — 115 200 бит/сек</text:p>
        </text:list-item>
        <text:list-item>
          <text:p text:style-name="P13"><text:span text:style-name="T1">протокол — 8-</text:span><text:span text:style-name="T2">N-1 </text:span></text:p>
        </text:list-item>
      </text:list>
      <text:list xml:id="list36117517" text:continue-list="list35574441" text:style-name="L3">
        <text:list-item>
          <text:p text:style-name="P15">После этого производится включение роутера. Следует, не дожидаясь попыток загруз­<text:soft-page-break/>чика запустить операционную систему - вызвать меню <text:span text:style-name="T4">загрузчика </text:span>нажатием любой клавиши (см. п. 1).</text:p>
        </text:list-item>
        <text:list-item>
          <text:p text:style-name="P22">Выбрать пункт Xmodem download, затем:</text:p>
        </text:list-item>
      </text:list>
      <text:list xml:id="list35571750" text:style-name="L5">
        <text:list-item>
          <text:p text:style-name="P29"><text:bookmark-start text:name="__DdeLink__304_216130526"/>Для обновления загрузчика выбрать пункт Update bootloader.</text:p>
        </text:list-item>
        <text:list-item>
          <text:p text:style-name="P29">Для обновления linux выбрать пункт Update system.<text:bookmark-end text:name="__DdeLink__304_216130526"/></text:p>
        </text:list-item>
      </text:list>
      <text:list xml:id="list36117888" text:continue-list="list36117517" text:style-name="L3">
        <text:list-item>
          <text:p text:style-name="P22">После чего из терминальной программы запустить передачу соответствующего бинар­ного файла по протоколу X-modem.</text:p>
        </text:list-item>
      </text:list>
      <text:p text:style-name="P3">Этот метод не рекомендуется для обновления операционной системы роутера, т. к. он займёт достаточно много времени - примерно 40 минут. Используйте его только для обновления за­грузчика системы.</text:p>
      <text:h text:style-name="P10" text:outline-level="2">Обновление прошивки через сеть <text:span text:style-name="T3">Ethernet</text:span></text:h>
      <text:list xml:id="list36136709" text:continue-list="list36117888" text:style-name="L3">
        <text:list-item text:start-value="1">
          <text:p text:style-name="P19">Для обновления прошивок загрузчика и/или операционной системы при помощи про­токола <text:span text:style-name="T3">TFTP, </text:span>необходимо наличие двух каналов подключений компьютера к роутеру — через консольный порт <text:span text:style-name="T3">RS-232 </text:span>и через любой из портов <text:span text:style-name="T3">Ethernet </text:span>роутера. Подклю­чение к порту <text:span text:style-name="T3">Ethernet </text:span>роутера может быть осуществлено как напрямую, от аналогич­ного порта компьютера, так через коммутатор (свитч).</text:p>
        </text:list-item>
        <text:list-item>
          <text:p text:style-name="P19">Подключите консольный порт роутера к последовательному порту компьютера при помощи кабеля (либо — консольный порт роутера к порту <text:span text:style-name="T3">USB </text:span>компьютера при помо­щи кабеля-переходника<text:note text:id="ftn2" text:note-class="footnote"><text:note-citation text:label="*">*</text:note-citation><text:note-body><text:p text:style-name="Footnote">На компьютере должны быть установлены соответствующие драйверы, поддерживающие кабель-пере­ходник. По вопросам установки и настройки этих драйверов обратитесь к документации, входящей в комплект поставки кабеля-переходника.</text:p></text:note-body></text:note>).</text:p>
        </text:list-item>
        <text:list-item>
          <text:p text:style-name="P19">Настройте, в терминальной программе, режим взаимодействия через консольный порт:</text:p>
        </text:list-item>
      </text:list>
      <text:list xml:id="list35582083" text:style-name="L6">
        <text:list-item>
          <text:p text:style-name="P21">скорость — 115 200 бит/сек</text:p>
        </text:list-item>
        <text:list-item>
          <text:p text:style-name="P16"><text:span text:style-name="T4">протокол — 8-</text:span><text:span text:style-name="T3">N-1 </text:span></text:p>
        </text:list-item>
      </text:list>
      <text:list xml:id="list36113302" text:continue-list="list36136709" text:style-name="L3">
        <text:list-item>
          <text:p text:style-name="P19">Подключите порт <text:span text:style-name="T3">Ethernet </text:span>роутера к аналогичному порту компьютера или к коммута­тору локальной сети, к которому, в свою очередь, подключён компьютер, с которого предполагается осуществлять загрузку прошивок.</text:p>
        </text:list-item>
        <text:list-item>
          <text:p text:style-name="P19">Запустите и настройте на компьютере <text:span text:style-name="T3">TFTP </text:span>сервер.</text:p>
        </text:list-item>
        <text:list-item>
          <text:p text:style-name="P15">После запуска роутера следует, не дожидаясь запуска операционной системы с флеш-диска роутера - вызвать меню нажатием любой клавиши (см. п. 1). Если роутер ещё не подключен к Ethernet с возможностью доступа к tftp-серверу, следует сделать это.</text:p>
        </text:list-item>
        <text:list-item>
          <text:p text:style-name="P15">Выбрать пункт Print boot params, дабы убедиться в том, что параметры сети выставле­ны правильно. Если это не так, следует задать корректные параметры выбрав пункт Set boot params.</text:p>
        </text:list-item>
        <text:list-item>
          <text:p text:style-name="P22">Выбрать пункт TFTP download. В консоль будут выведены следующие параметры:</text:p>
        </text:list-item>
      </text:list>
      <text:list xml:id="list35578150" text:style-name="L7">
        <text:list-item>
          <text:list>
            <text:list-item>
              <text:list>
                <text:list-item>
                  <text:p text:style-name="P14">Server IP — <text:bookmark-start text:name="__DdeLink__267_2161305261"/>IP-<text:bookmark-end text:name="__DdeLink__267_2161305261"/>адрес машины, на которой запущен TFTP-сервер.</text:p>
                </text:list-item>
                <text:list-item>
                  <text:p text:style-name="P14">Gateway IP — IP-адрес шлюза, если он требуется.</text:p>
                </text:list-item>
                <text:list-item>
                  <text:p text:style-name="P14">Remote bootloader name — имя файла загрузчика.</text:p>
                </text:list-item>
              </text:list>
            </text:list-item>
          </text:list>
        </text:list-item>
      </text:list>
      <text:list xml:id="list35580163" text:style-name="L8">
        <text:list-item>
          <text:list>
            <text:list-item>
              <text:list>
                <text:list-item>
                  <text:p text:style-name="P23"><text:soft-page-break/>Remote linux name — имя прошивки linux.</text:p>
                </text:list-item>
              </text:list>
            </text:list-item>
          </text:list>
          <text:p text:style-name="P17">Необходимо убедиться в том, что эти параметры верны. Если требуется их изменение, следует воспользоваться пунктом Set parameters. После чего:</text:p>
          <text:list>
            <text:list-item>
              <text:p text:style-name="P23">Для обновления загрузчика выбрать пункт Update bootloader.</text:p>
            </text:list-item>
            <text:list-item>
              <text:p text:style-name="P23">Для обновления linux выбрать пункт Update system.</text:p>
            </text:list-item>
            <text:list-item>
              <text:p text:style-name="P23">Если хочется сразу обновить и то и другое, можно выбрать пункт Update all.</text:p>
            </text:list-item>
          </text:list>
        </text:list-item>
      </text:list>
      <text:list xml:id="list36117110" text:continue-list="list35578150" text:style-name="L7">
        <text:list-item text:start-value="4">
          <text:p text:style-name="P18">Вернуться в главное меню выбрав пункт Exit.</text:p>
        </text:list-item>
        <text:list-item>
          <text:p text:style-name="P18">Перезагрузить роутер выбрав пункт Reset. В случае успешной прошивки, после сбро­са, можно будет наблюдать процесс загрузки linu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Standard" style:class="text">
      <style:paragraph-properties fo:margin-top="0.423cm" fo:margin-bottom="0.106cm" fo:text-align="center" style:justify-single-word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ahom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0T13:30:25</meta:creation-date>
    <meta:generator>OpenOffice.org/3.2$Win32 OpenOffice.org_project/320m12$Build-9483</meta:generator>
    <dc:date>2010-12-14T16:01:09.97</dc:date>
    <meta:editing-duration>PT09H15M01S</meta:editing-duration>
    <meta:editing-cycles>76</meta:editing-cycles>
    <dc:creator>AiSee </dc:creator>
    <meta:document-statistic meta:table-count="0" meta:image-count="0" meta:object-count="0" meta:page-count="4" meta:paragraph-count="76" meta:word-count="1017" meta:character-count="7218"/>
  </office:meta>
</office:document-meta>
</file>